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alisis de cantos de av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lguna foto de un pajaro</text:p>
            <text:p/>
            <text:p>integran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¿Con que tenemos que trabaja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agen de un audio crudo</text:p>
              </text:list-item>
              <text:list-item>
                <text:p/>
              </text:list-item>
              <text:list-item>
                <text:p>Decimos cuantos archivos de cantos y aves teniamo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tiv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alizar las señales de audio de los cantos</text:p>
              </text:list-item>
              <text:list-item>
                <text:p>Separar en “sílabas”</text:p>
              </text:list-item>
              <text:list-item>
                <text:p>Clasificarla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e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eñales complicadas → usar algun tipo de filtrado o suavizado</text:p>
              </text:list-item>
              <text:list-item>
                <text:p>Encontrar una envolvente</text:p>
              </text:list-item>
              <text:list-item>
                <text:p>Generar un espectrograma</text:p>
              </text:list-item>
              <text:list-item>
                <text:p>Usar alguno de los anteriores para separar en sílabas</text:p>
              </text:list-item>
              <text:list-item>
                <text:p>Clasificarlas mediante cluster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rganización del proyect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¿Programación orientada a objetos?</text:p>
              </text:list-item>
              <text:list-item>
                <text:p>¿Programación funcional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es principales del progra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Planteamos las siguientes funciones:</text:p>
              </text:list-header>
              <text:list-item>
                <text:p>get_files_paths.py</text:p>
              </text:list-item>
              <text:list-item>
                <text:p>read_wav.py</text:p>
              </text:list-item>
              <text:list-item>
                <text:p>envolvente.py</text:p>
              </text:list-item>
              <text:list-item>
                <text:p>spectrum.py</text:p>
              </text:list-item>
              <text:list-item>
                <text:p>find_syllables.py</text:p>
              </text:list-item>
              <text:list-item>
                <text:p>split_syllables.py</text:p>
              </text:list-item>
              <text:list-item>
                <text:p>cluster_syll.p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age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8:26:03.958921973</meta:creation-date>
    <dc:date>2017-03-10T18:55:32.304849534</dc:date>
    <meta:editing-duration>PT8M52S</meta:editing-duration>
    <meta:editing-cycles>1</meta:editing-cycles>
    <meta:document-statistic meta:object-count="49"/>
    <meta:generator>LibreOffice/5.2.2.2$Linux_X86_64 LibreOffice_project/20m0$Build-2</meta:generator>
  </office:meta>
</office:document-meta>
</file>